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RSONAS</text:span>(codigo,dni, nombre, apellidos, direccion, fechanacimiento)</text:p>
      <text:p text:style-name="P1">PK(codigo)</text:p>
      <text:p text:style-name="P1"/>
      <text:p text:style-name="P1"><text:span text:style-name="T1">CABALLOS</text:span>(codcaballo,nombre, peso, fechanacimiento, nacionalidad, propietario)</text:p>
      <text:p text:style-name="P1">PK(codcaballo)</text:p>
      <text:p text:style-name="P1">FP(propietario/PERSONAS(codigo))</text:p>
      <text:p text:style-name="P1"/>
      <text:p text:style-name="P1"><text:span text:style-name="T1">CARRERAS</text:span>(codcarrera, nombrecarrera, fechahora, importepremio, apuestalimite)</text:p>
      <text:p text:style-name="P1">PK(codcarrera)</text:p>
      <text:p text:style-name="P1"/>
      <text:p text:style-name="P1"><text:span text:style-name="T1">CLIENTES</text:span>(dni,nombre, nacionalidad)</text:p>
      <text:p text:style-name="P1">PK(dni)</text:p>
      <text:p text:style-name="P1"/>
      <text:p text:style-name="P1"><text:span text:style-name="T1">APUESTAS</text:span>(dnicliente, codcaballo, codcarrera, importe, tantoporuno)</text:p>
      <text:p text:style-name="P1">PK(dnicliente, codcaballo, codcarrera)</text:p>
      <text:p text:style-name="P1">FK(dnicliente/CLIENTES(dni))</text:p>
      <text:p text:style-name="P1">FK(codcaballo/CABALLOS(codcaballo))</text:p>
      <text:p text:style-name="P1">FK(codcarrera/CARRERAS(codcarrera))</text:p>
      <text:p text:style-name="P1"/>
      <text:p text:style-name="P1"><text:span text:style-name="T1">PARTICIPACIONES</text:span>(codcaballo, codcarrera, dorsal, jockey, posicionfinal)</text:p>
      <text:p text:style-name="P1">PK(codcaballo,codcarrera, jockey)</text:p>
      <text:p text:style-name="P1">FK(jockey/PERSONAS(codigo))</text:p>
      <text:p text:style-name="P1">FK(codcaballo/CABALLOS(codcaballo))</text:p>
      <text:p text:style-name="P1">FK(codcarrera/CARRERAS(codcarrera)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ma Olías</meta:initial-creator>
    <meta:creation-date>2014-05-14T10:40:49</meta:creation-date>
    <dc:date>2014-05-16T10:22:57</dc:date>
    <dc:creator>Inma Olías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9" meta:word-count="43" meta:character-count="733" meta:non-whitespace-character-count="709"/>
  </office:meta>
</office:document-meta>
</file>